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4"/>Assignment 02 HTML CSS UX UI </text:p>
      <text:p text:style-name="Standard">In this assignment I design the website for educational purpose targeting freshman students. The content is about 3D Printing in construction. The font I used for most of the text is san-serif. In the main header I used background image yellow because yellow color implies clarity. I hope the note I wrote is clear and easy to understan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mnet Mesfin</meta:initial-creator>
    <meta:creation-date>2021-02-19T04:11:41.30</meta:creation-date>
    <dc:date>2021-02-19T05:18:06.62</dc:date>
    <dc:creator>Bemnet Mesfin</dc:creator>
    <meta:editing-duration>PT51M13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1" meta:paragraph-count="2" meta:word-count="64" meta:character-count="382"/>
  </office:meta>
</office:document-meta>
</file>